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4ac" officeooo:paragraph-rsid="0014a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10:44:46.985965926</meta:creation-date>
    <dc:date>2024-11-11T10:45:12.792776715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